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1"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2"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1"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2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8"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style:style style:name="T5" style:family="text">
      <style:text-properties fo:color="#2e83fb" loext:opacity="100%" style:text-line-through-style="none" style:text-line-through-type="none" style:text-underline-style="none"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11: Understanding Multicontainer Pods in Kubernetes</text:h>
      <text:h text:style-name="P2" text:outline-level="4">Introduction: The Significance of Multicontainer Pods</text:h>
      <text:list text:style-name="L1">
        <text:list-item>
          <text:p text:style-name="P3"><text:span text:style-name="T1">[</text:span><text:span text:style-name="T2">00:00</text:span><text:span text:style-name="T1"> → </text:span><text:span text:style-name="T2">01:07</text:span><text:span text:style-name="T1">]<text:line-break/>In this chapter, we explore the concept of </text:span><text:span text:style-name="Strong_20_Emphasis"><text:span text:style-name="T3">multicontainer pods</text:span></text:span><text:span text:style-name="T1"> within Kubernetes, an essential advancement beyond single-container pod architectures. A </text:span><text:span text:style-name="Strong_20_Emphasis"><text:span text:style-name="T3">pod</text:span></text:span><text:span text:style-name="T1"> in Kubernetes is the smallest deployable unit that can contain one or more containers which share resources and lifecycle. The significance of multicontainer pods lies in their ability to enable containers to work collaboratively inside the same pod, sharing resources such as CPU, memory, and storage.</text:span></text:p>
        </text:list-item>
      </text:list>
      <text:p text:style-name="P4">Key vocabulary and concepts introduced include:</text:p>
      <text:list text:style-name="L2">
        <text:list-item>
          <text:p text:style-name="P5"><text:span text:style-name="Strong_20_Emphasis"><text:span text:style-name="T3">App container</text:span></text:span><text:span text:style-name="T1">: The main container running the application (e.g., Nginx).</text:span></text:p>
        </text:list-item>
        <text:list-item>
          <text:p text:style-name="P5"><text:span text:style-name="Strong_20_Emphasis"><text:span text:style-name="T3">Init container</text:span></text:span><text:span text:style-name="T1">: A special container that runs before the app container to perform initialization tasks.</text:span></text:p>
        </text:list-item>
        <text:list-item>
          <text:p text:style-name="P5"><text:span text:style-name="Strong_20_Emphasis"><text:span text:style-name="T3">Sidecar container</text:span></text:span><text:span text:style-name="T1">: A helper container that runs alongside the app container, either providing input or processing output.</text:span></text:p>
        </text:list-item>
        <text:list-item>
          <text:p text:style-name="P5"><text:span text:style-name="Strong_20_Emphasis"><text:span text:style-name="T3">Resource sharing</text:span></text:span><text:span text:style-name="T1">: All containers inside a pod share the pod’s allocated CPU, memory, and storage.</text:span></text:p>
        </text:list-item>
      </text:list>
      <text:p text:style-name="P4">This chapter builds on prior knowledge of pods, deployments, and services, emphasizing practical application through hands-on demonstration.</text:p>
      <text:p text:style-name="Horizontal_20_Line"/>
      <text:h text:style-name="P2" text:outline-level="4">Section 1: Conceptual Overview of Multicontainer Pods</text:h>
      <text:list text:style-name="L3">
        <text:list-item>
          <text:p text:style-name="P6"><text:span text:style-name="T1">[</text:span><text:span text:style-name="T2">01:07</text:span><text:span text:style-name="T1"> → </text:span><text:span text:style-name="T2">03:37</text:span><text:span text:style-name="T1">]<text:line-break/>A pod can host multiple containers that serve different purposes but operate cohesively. The </text:span><text:span text:style-name="Strong_20_Emphasis"><text:span text:style-name="T3">init container</text:span></text:span><text:span text:style-name="T1"> runs first, completing setup tasks and only then allowing the main app container to start. This dependency ensures proper setup before application runtime. </text:span><text:span text:style-name="Strong_20_Emphasis"><text:span text:style-name="T3">Sidecar containers</text:span></text:span><text:span text:style-name="T1"> operate concurrently with app containers, often used for logging, monitoring, or proxying tasks.</text:span></text:p>
        </text:list-item>
        <text:list-item>
          <text:p text:style-name="P7">Containers inside a pod share the pod’s allocated resources, ensuring efficient utilization.</text:p>
        </text:list-item>
        <text:list-item>
          <text:p text:style-name="P7">When the app container restarts or stops, associated containers either restart or terminate accordingly, maintaining the pod’s lifecycle integrity.</text:p>
        </text:list-item>
      </text:list>
      <text:p text:style-name="Horizontal_20_Line"/>
      <text:h text:style-name="P2" text:outline-level="4"><text:soft-page-break/>Section 2: Creating a Multicontainer Pod Manifest</text:h>
      <text:list text:style-name="L4">
        <text:list-item>
          <text:p text:style-name="P8"><text:span text:style-name="T1">[</text:span><text:span text:style-name="T2">03:37</text:span><text:span text:style-name="T1"> → </text:span><text:span text:style-name="T2">06:10</text:span><text:span text:style-name="T1">]<text:line-break/>The demonstration begins by creating a YAML manifest for a pod named </text:span><text:span text:style-name="Strong_20_Emphasis"><text:span text:style-name="T3">my-app</text:span></text:span><text:span text:style-name="T1">, specifying the API version as </text:span><text:span text:style-name="Source_20_Text"><text:span text:style-name="T4">v1</text:span></text:span><text:span text:style-name="T1">, kind as </text:span><text:span text:style-name="Source_20_Text"><text:span text:style-name="T4">Pod</text:span></text:span><text:span text:style-name="T1">, and providing metadata including labels. The pod spec contains:</text:span></text:p>
        </text:list-item>
        <text:list-item>
          <text:p text:style-name="P8"><text:span text:style-name="Strong_20_Emphasis"><text:span text:style-name="T3">Containers</text:span></text:span><text:span text:style-name="T1">: Starting with a single container using the </text:span><text:span text:style-name="Strong_20_Emphasis"><text:span text:style-name="T3">busybox</text:span></text:span><text:span text:style-name="T1"> image.</text:span></text:p>
        </text:list-item>
        <text:list-item>
          <text:p text:style-name="P8"><text:span text:style-name="Strong_20_Emphasis"><text:span text:style-name="T3">Environment variables</text:span></text:span><text:span text:style-name="T1">: Defined using key-value pairs under the </text:span><text:span text:style-name="Source_20_Text"><text:span text:style-name="T4">env</text:span></text:span><text:span text:style-name="T1"> section, scoped within the pod.</text:span></text:p>
        </text:list-item>
      </text:list>
      <text:p text:style-name="P4">The busybox container is chosen for its lightweight, general-purpose use in Kubernetes testing and tasks.</text:p>
      <text:p text:style-name="Horizontal_20_Line"/>
      <text:h text:style-name="P2" text:outline-level="4">Section 3: Understanding Pod Behavior and Crash Loops</text:h>
      <text:list text:style-name="L5">
        <text:list-item>
          <text:p text:style-name="P9"><text:span text:style-name="T1">[</text:span><text:span text:style-name="T2">06:10</text:span><text:span text:style-name="T1"> → </text:span><text:span text:style-name="T2">06:45</text:span><text:span text:style-name="T1">]<text:line-break/>When initially deployed, the pod with a busybox container crashes repeatedly because busybox runs a short-lived task and exits immediately, illustrating a </text:span><text:span text:style-name="Strong_20_Emphasis"><text:span text:style-name="T3">CrashLoopBackOff</text:span></text:span><text:span text:style-name="T1"> state. This highlights the importance of keeping containers running to avoid pod failure in Kubernetes.</text:span></text:p>
        </text:list-item>
      </text:list>
      <text:p text:style-name="Horizontal_20_Line"/>
      <text:h text:style-name="P2" text:outline-level="4">Section 4: Adding Init Containers to the Pod Manifest</text:h>
      <text:list text:style-name="L6">
        <text:list-item>
          <text:p text:style-name="P10"><text:span text:style-name="T1">[</text:span><text:span text:style-name="T2">06:45</text:span><text:span text:style-name="T1"> → </text:span><text:span text:style-name="T2">09:42</text:span><text:span text:style-name="T1">]<text:line-break/>Init containers are added at the same level as containers under the spec, declared as a list. The example init container named </text:span><text:span text:style-name="Strong_20_Emphasis"><text:span text:style-name="T3">init-my-service</text:span></text:span><text:span text:style-name="T1"> uses busybox and executes a shell command to wait until a specific Kubernetes service is available.</text:span></text:p>
        </text:list-item>
        <text:list-item>
          <text:p text:style-name="P10"><text:span text:style-name="T1">The init container runs a Unix shell loop with </text:span><text:span text:style-name="Source_20_Text"><text:span text:style-name="T4">nslookup</text:span></text:span><text:span text:style-name="T1"> to query the fully qualified domain name (FQDN) of a service (</text:span><text:span text:style-name="Source_20_Text"><text:span text:style-name="T4">my-service.default.svc.cluster.local</text:span></text:span><text:span text:style-name="T1">).</text:span></text:p>
        </text:list-item>
        <text:list-item>
          <text:p text:style-name="P11">It continuously retries the lookup every 2 seconds, printing “waiting for service to be up” until the service is reachable.</text:p>
        </text:list-item>
      </text:list>
      <text:p text:style-name="P4">This approach ensures the app container does not start until its dependencies (the service) are active.</text:p>
      <text:p text:style-name="Horizontal_20_Line"/>
      <text:h text:style-name="P2" text:outline-level="4">Section 5: Command and Argument Syntax in Containers</text:h>
      <text:list text:style-name="L7">
        <text:list-item>
          <text:p text:style-name="P12">[<text:span text:style-name="T5">07:28</text:span> → <text:span text:style-name="T5">11:13</text:span>]<text:line-break/>The video explains the syntax of defining commands and arguments in container specs:</text:p>
        </text:list-item>
        <text:list-item>
          <text:p text:style-name="P13"><text:soft-page-break/><text:span text:style-name="T1">Commands are passed as a list of strings, e.g., </text:span><text:span text:style-name="Source_20_Text"><text:span text:style-name="T4">["sh", "-c"]</text:span></text:span><text:span text:style-name="T1">.</text:span></text:p>
        </text:list-item>
        <text:list-item>
          <text:p text:style-name="P12">Arguments follow in a separate list, allowing complex shell scripts or commands to be executed inside the container.</text:p>
        </text:list-item>
      </text:list>
      <text:p text:style-name="P4">The main app container command is set to run an echo message and then sleep for 3600 seconds, preventing it from exiting and causing CrashLoopBackOff.</text:p>
      <text:p text:style-name="Horizontal_20_Line"/>
      <text:h text:style-name="P2" text:outline-level="4">Section 6: Deploying and Debugging the Pod</text:h>
      <text:list text:style-name="L8">
        <text:list-item>
          <text:p text:style-name="P14">[<text:span text:style-name="T5">11:13</text:span> → <text:span text:style-name="T5">15:20</text:span>]<text:line-break/>Upon applying the YAML, initial errors (such as misplaced quotes) are corrected. Once created, the pod shows zero readiness because the init container is stuck waiting for the service to become available.</text:p>
        </text:list-item>
        <text:list-item>
          <text:p text:style-name="P15"><text:span text:style-name="T1">Using </text:span><text:span text:style-name="Source_20_Text"><text:span text:style-name="T4">kubectl describe pod my-app</text:span></text:span><text:span text:style-name="T1">, the status shows the init container is running but not finished.</text:span></text:p>
        </text:list-item>
        <text:list-item>
          <text:p text:style-name="P14">Logs from the init container reveal repeated “waiting for service to be up” messages due to unsuccessful DNS queries.</text:p>
        </text:list-item>
        <text:list-item>
          <text:p text:style-name="P14">This diagnostic process demonstrates how init containers enforce initialization dependencies.</text:p>
        </text:list-item>
      </text:list>
      <text:p text:style-name="Horizontal_20_Line"/>
      <text:h text:style-name="P2" text:outline-level="4">Section 7: Creating Supporting Services and Deployments</text:h>
      <text:list text:style-name="L9">
        <text:list-item>
          <text:p text:style-name="P16"><text:span text:style-name="T1">[</text:span><text:span text:style-name="T2">15:20</text:span><text:span text:style-name="T1"> → </text:span><text:span text:style-name="T2">18:36</text:span><text:span text:style-name="T1">]<text:line-break/>To resolve the init container’s wait, a deployment called </text:span><text:span text:style-name="Source_20_Text"><text:span text:style-name="T4">engine-x-deploy</text:span></text:span><text:span text:style-name="T1"> with an Nginx image is created and exposed as a service named </text:span><text:span text:style-name="Source_20_Text"><text:span text:style-name="T4">my-service</text:span></text:span><text:span text:style-name="T1"> on port 80.</text:span></text:p>
        </text:list-item>
        <text:list-item>
          <text:p text:style-name="P16"><text:span text:style-name="T1">Once the service is exposed, the init container successfully completes its </text:span><text:span text:style-name="Source_20_Text"><text:span text:style-name="T4">nslookup</text:span></text:span><text:span text:style-name="T1">.</text:span></text:p>
        </text:list-item>
        <text:list-item>
          <text:p text:style-name="P17">The pod transitions from the init state to running, with the app container active.</text:p>
        </text:list-item>
        <text:list-item>
          <text:p text:style-name="P17">Logs confirm the init container detected the service’s IP and stopped retrying.</text:p>
        </text:list-item>
      </text:list>
      <text:p text:style-name="P4">This sequence illustrates the importance of service availability in pod initialization.</text:p>
      <text:p text:style-name="Horizontal_20_Line"/>
      <text:h text:style-name="P2" text:outline-level="4">Section 8: Environment Variables and Container Interaction</text:h>
      <text:list text:style-name="L10">
        <text:list-item>
          <text:p text:style-name="P18"><text:span text:style-name="T1">[</text:span><text:span text:style-name="T2">18:36</text:span><text:span text:style-name="T1"> → </text:span><text:span text:style-name="T2">20:30</text:span><text:span text:style-name="T1">]<text:line-break/>The speaker demonstrates how to access environment variables inside a container using </text:span><text:span text:style-name="Source_20_Text"><text:span text:style-name="T4">kubectl exec</text:span></text:span><text:span text:style-name="T1"> and print environment variables with </text:span><text:span text:style-name="Source_20_Text"><text:span text:style-name="T4">printenv</text:span></text:span><text:span text:style-name="T1">.</text:span></text:p>
        </text:list-item>
        <text:list-item>
          <text:p text:style-name="P19"><text:soft-page-break/>It confirms that custom environment variables defined in the pod manifest are accessible within containers.</text:p>
        </text:list-item>
        <text:list-item>
          <text:p text:style-name="P19">The ability to execute commands inside both app and init containers is shown, useful for debugging.</text:p>
        </text:list-item>
      </text:list>
      <text:p text:style-name="Horizontal_20_Line"/>
      <text:h text:style-name="P2" text:outline-level="4">Section 9: Managing Multiple Init Containers</text:h>
      <text:list text:style-name="L11">
        <text:list-item>
          <text:p text:style-name="P20"><text:span text:style-name="T1">[</text:span><text:span text:style-name="T2">20:30</text:span><text:span text:style-name="T1"> → </text:span><text:span text:style-name="T2">23:47</text:span><text:span text:style-name="T1">]<text:line-break/>The manifest is extended to include multiple init containers for different initialization tasks, such as waiting for multiple services (</text:span><text:span text:style-name="Source_20_Text"><text:span text:style-name="T4">my-service</text:span></text:span><text:span text:style-name="T1"> and </text:span><text:span text:style-name="Source_20_Text"><text:span text:style-name="T4">my-db</text:span></text:span><text:span text:style-name="T1">).</text:span></text:p>
        </text:list-item>
        <text:list-item>
          <text:p text:style-name="P21">Kubernetes does not allow adding or removing init containers from an existing pod; the pod must be deleted and recreated for manifest updates.</text:p>
        </text:list-item>
        <text:list-item>
          <text:p text:style-name="P21">When multiple init containers exist, all must complete successfully before the app container starts.</text:p>
        </text:list-item>
        <text:list-item>
          <text:p text:style-name="P20"><text:span text:style-name="T1">A second deployment and service (</text:span><text:span text:style-name="Source_20_Text"><text:span text:style-name="T4">my-db</text:span></text:span><text:span text:style-name="T1">) using a Redis image is created to satisfy the second init container’s dependency.</text:span></text:p>
        </text:list-item>
      </text:list>
      <text:p text:style-name="P4">This scenario shows the sequential and dependent nature of init containers in a pod.</text:p>
      <text:p text:style-name="Horizontal_20_Line"/>
      <text:h text:style-name="P2" text:outline-level="4">Section 10: Community Engagement and Further Learning</text:h>
      <text:list text:style-name="L12">
        <text:list-item>
          <text:p text:style-name="P22">[<text:span text:style-name="T5">24:22</text:span> → <text:span text:style-name="T5">24:51</text:span>]<text:line-break/>The speaker encourages active participation in the learning community via Discord and sharing knowledge on social media platforms such as LinkedIn and Twitter.</text:p>
        </text:list-item>
        <text:list-item>
          <text:p text:style-name="P22">An assignment related to multicontainer pods is provided on GitHub for hands-on practice.</text:p>
        </text:list-item>
        <text:list-item>
          <text:p text:style-name="P23"><text:span text:style-name="T1">The next video promises to explore Kubernetes resources such as </text:span><text:span text:style-name="Strong_20_Emphasis"><text:span text:style-name="T3">DaemonSets</text:span></text:span><text:span text:style-name="T1">, </text:span><text:span text:style-name="Strong_20_Emphasis"><text:span text:style-name="T3">CronJobs</text:span></text:span><text:span text:style-name="T1">, and </text:span><text:span text:style-name="Strong_20_Emphasis"><text:span text:style-name="T3">Jobs</text:span></text:span><text:span text:style-name="T1">, further expanding the learner’s Kubernetes expertise.</text:span></text:p>
        </text:list-item>
      </text:list>
      <text:p text:style-name="Horizontal_20_Line"/>
      <text:h text:style-name="P24" text:outline-level="3">Conclusion: Key Takeaways and Implications</text:h>
      <text:p text:style-name="P25"><text:span text:style-name="T1">This chapter comprehensively explains the design and operational mechanics of </text:span><text:span text:style-name="Strong_20_Emphasis"><text:span text:style-name="T3">multicontainer pods</text:span></text:span><text:span text:style-name="T1"> in Kubernetes, emphasizing the critical role of </text:span><text:span text:style-name="Strong_20_Emphasis"><text:span text:style-name="T3">init containers</text:span></text:span><text:span text:style-name="T1"> in orchestrating pod initialization and dependency management. The use of </text:span><text:span text:style-name="Strong_20_Emphasis"><text:span text:style-name="T3">sidecar</text:span></text:span><text:span text:style-name="T1"> and </text:span><text:span text:style-name="Strong_20_Emphasis"><text:span text:style-name="T3">helper containers</text:span></text:span><text:span text:style-name="T1"> is also introduced as a pattern for enhancing application functionality within a pod.</text:span></text:p>
      <text:list text:style-name="L13">
        <text:list-item>
          <text:p text:style-name="P26">Init containers provide a robust mechanism to enforce readiness by running prerequisite commands before the main app container starts.</text:p>
        </text:list-item>
        <text:list-item>
          <text:p text:style-name="P26"><text:soft-page-break/>Pods share resources across all containers, enabling efficient communication and coordination.</text:p>
        </text:list-item>
        <text:list-item>
          <text:p text:style-name="P26">Real-world application manifests demonstrate best practices in defining commands, environment variables, and service dependencies.</text:p>
        </text:list-item>
        <text:list-item>
          <text:p text:style-name="P26">Kubernetes enforces strict lifecycle rules: all init containers must finish successfully before the app container can run.</text:p>
        </text:list-item>
        <text:list-item>
          <text:p text:style-name="P27"><text:span text:style-name="T1">Practical debugging techniques such as </text:span><text:span text:style-name="Source_20_Text"><text:span text:style-name="T4">kubectl describe</text:span></text:span><text:span text:style-name="T1">, </text:span><text:span text:style-name="Source_20_Text"><text:span text:style-name="T4">logs</text:span></text:span><text:span text:style-name="T1">, and </text:span><text:span text:style-name="Source_20_Text"><text:span text:style-name="T4">exec</text:span></text:span><text:span text:style-name="T1"> commands are essential tools for managing pod state.</text:span></text:p>
        </text:list-item>
      </text:list>
      <text:p text:style-name="P4">Understanding multicontainer pods sets a foundation for advanced Kubernetes concepts, enabling developers and operators to architect resilient, modular, and maintainable cloud-native applications.</text:p>
      <text:p text:style-name="Horizontal_20_Line"/>
      <text:h text:style-name="P24" text:outline-level="3">Advanced Bullet-Point Notes Summary:</text:h>
      <text:list text:style-name="L14">
        <text:list-item>
          <text:p text:style-name="P28"><text:span text:style-name="Strong_20_Emphasis"><text:span text:style-name="T3">Multicontainer Pod Concept</text:span></text:span></text:p>
          <text:list>
            <text:list-item>
              <text:p text:style-name="P29">Pods can contain multiple containers: app, init, and sidecar containers.</text:p>
            </text:list-item>
            <text:list-item>
              <text:p text:style-name="P29">Containers share pod resources: CPU, memory, and storage.</text:p>
            </text:list-item>
            <text:list-item>
              <text:p text:style-name="P29">Init containers run sequentially before the app container starts.</text:p>
            </text:list-item>
            <text:list-item>
              <text:p text:style-name="P29">Sidecar containers run alongside app containers to assist.</text:p>
            </text:list-item>
          </text:list>
        </text:list-item>
        <text:list-item>
          <text:p text:style-name="P28"><text:span text:style-name="Strong_20_Emphasis"><text:span text:style-name="T3">Manifest Creation and Syntax</text:span></text:span></text:p>
          <text:list>
            <text:list-item>
              <text:p text:style-name="P28"><text:span text:style-name="T1">Use </text:span><text:span text:style-name="Source_20_Text"><text:span text:style-name="T4">apiVersion: v1</text:span></text:span><text:span text:style-name="T1">, </text:span><text:span text:style-name="Source_20_Text"><text:span text:style-name="T4">kind: Pod</text:span></text:span><text:span text:style-name="T1">, metadata (name, labels), and spec with containers list.</text:span></text:p>
            </text:list-item>
            <text:list-item>
              <text:p text:style-name="P28"><text:span text:style-name="T1">Define environment variables with </text:span><text:span text:style-name="Source_20_Text"><text:span text:style-name="T4">env</text:span></text:span><text:span text:style-name="T1"> as key-value pairs.</text:span></text:p>
            </text:list-item>
            <text:list-item>
              <text:p text:style-name="P29">Commands and arguments use list syntax for shell execution.</text:p>
            </text:list-item>
          </text:list>
        </text:list-item>
        <text:list-item>
          <text:p text:style-name="P28"><text:span text:style-name="Strong_20_Emphasis"><text:span text:style-name="T3">Init Container Behavior</text:span></text:span></text:p>
          <text:list>
            <text:list-item>
              <text:p text:style-name="P28"><text:span text:style-name="T1">Init container example uses busybox to run a shell loop checking service availability with </text:span><text:span text:style-name="Source_20_Text"><text:span text:style-name="T4">nslookup</text:span></text:span><text:span text:style-name="T1">.</text:span></text:p>
            </text:list-item>
            <text:list-item>
              <text:p text:style-name="P29">Pod app container waits for init containers to complete before starting.</text:p>
            </text:list-item>
            <text:list-item>
              <text:p text:style-name="P29">Pod status shows readiness only after init containers finish.</text:p>
            </text:list-item>
          </text:list>
        </text:list-item>
        <text:list-item>
          <text:p text:style-name="P28"><text:span text:style-name="Strong_20_Emphasis"><text:span text:style-name="T3">Pod Lifecycle and Debugging</text:span></text:span></text:p>
          <text:list>
            <text:list-item>
              <text:p text:style-name="P28"><text:span text:style-name="T1">Use </text:span><text:span text:style-name="Source_20_Text"><text:span text:style-name="T4">kubectl describe pod</text:span></text:span><text:span text:style-name="T1"> for detailed status and event logs.</text:span></text:p>
            </text:list-item>
            <text:list-item>
              <text:p text:style-name="P28"><text:span text:style-name="T1">Use </text:span><text:span text:style-name="Source_20_Text"><text:span text:style-name="T4">kubectl logs</text:span></text:span><text:span text:style-name="T1"> with container name to view init container output.</text:span></text:p>
            </text:list-item>
            <text:list-item>
              <text:p text:style-name="P28"><text:span text:style-name="T1">Use </text:span><text:span text:style-name="Source_20_Text"><text:span text:style-name="T4">kubectl exec</text:span></text:span><text:span text:style-name="T1"> to run commands inside containers for inspection.</text:span></text:p>
            </text:list-item>
          </text:list>
        </text:list-item>
        <text:list-item>
          <text:p text:style-name="P28"><text:span text:style-name="Strong_20_Emphasis"><text:span text:style-name="T3">Service Dependency</text:span></text:span></text:p>
          <text:list>
            <text:list-item>
              <text:p text:style-name="P28"><text:span text:style-name="T1">Creating and exposing services (</text:span><text:span text:style-name="Source_20_Text"><text:span text:style-name="T4">my-service</text:span></text:span><text:span text:style-name="T1">, </text:span><text:span text:style-name="Source_20_Text"><text:span text:style-name="T4">my-db</text:span></text:span><text:span text:style-name="T1">) is critical for init container success.</text:span></text:p>
            </text:list-item>
            <text:list-item>
              <text:p text:style-name="P29"><text:soft-page-break/>Pod initialization depends on the availability of these services.</text:p>
            </text:list-item>
          </text:list>
        </text:list-item>
        <text:list-item>
          <text:p text:style-name="P28"><text:span text:style-name="Strong_20_Emphasis"><text:span text:style-name="T3">Multiple Init Containers</text:span></text:span></text:p>
          <text:list>
            <text:list-item>
              <text:p text:style-name="P29">All init containers must complete sequentially before the main container runs.</text:p>
            </text:list-item>
            <text:list-item>
              <text:p text:style-name="P29">Pods cannot be updated to add/remove init containers; must delete and recreate.</text:p>
            </text:list-item>
          </text:list>
        </text:list-item>
        <text:list-item>
          <text:p text:style-name="P28"><text:span text:style-name="Strong_20_Emphasis"><text:span text:style-name="T3">Community and Further Learning</text:span></text:span></text:p>
          <text:list>
            <text:list-item>
              <text:p text:style-name="P29">Assignments on GitHub and support via Discord encourage practical learning.</text:p>
            </text:list-item>
            <text:list-item>
              <text:p text:style-name="P29">Upcoming topics include DaemonSets, CronJobs, and Jobs for Kubernetes resource diversity.</text:p>
            </text:list-item>
          </text:list>
        </text:list-item>
      </text:list>
      <text:p text:style-name="Horizontal_20_Line"/>
      <text:p text:style-name="P4">This chapter equips learners with the practical knowledge to effectively design, deploy, and troubleshoot multicontainer pods, a cornerstone concept for advanced Kubernetes orchestr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44:58.248551300</meta:creation-date>
    <dc:date>2025-12-16T19:44:59.425613500</dc:date>
    <meta:editing-duration>PT1S</meta:editing-duration>
    <meta:editing-cycles>1</meta:editing-cycles>
    <meta:document-statistic meta:table-count="0" meta:image-count="0" meta:object-count="0" meta:page-count="6" meta:paragraph-count="91" meta:word-count="1441" meta:character-count="9596" meta:non-whitespace-character-count="8313"/>
    <meta:generator>LibreOffice/25.2.7.2$Windows_X86_64 LibreOffice_project/5cbfd1ab6520636bb5f7b99185aa69bd7456825d</meta:generator>
  </office:meta>
</office:document-meta>
</file>